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text-properties officeooo:rsid="002c548b" officeooo:paragraph-rsid="002c548b"/>
    </style:style>
    <style:style style:name="P2" style:family="paragraph" style:parent-style-name="Standard">
      <style:text-properties officeooo:rsid="0015aa46" officeooo:paragraph-rsid="0015aa46"/>
    </style:style>
    <style:style style:name="P3" style:family="paragraph" style:parent-style-name="Standard">
      <style:text-properties officeooo:rsid="00179e3e" officeooo:paragraph-rsid="00179e3e"/>
    </style:style>
    <style:style style:name="P4" style:family="paragraph" style:parent-style-name="Standard">
      <style:text-properties officeooo:rsid="00179e3e" officeooo:paragraph-rsid="0019f3a2"/>
    </style:style>
    <style:style style:name="P5" style:family="paragraph" style:parent-style-name="Standard">
      <style:text-properties fo:font-weight="bold" officeooo:rsid="00179e3e" officeooo:paragraph-rsid="00179e3e" style:font-weight-asian="bold" style:font-weight-complex="bold"/>
    </style:style>
    <style:style style:name="P6" style:family="paragraph" style:parent-style-name="Standard">
      <style:text-properties fo:font-weight="bold" officeooo:rsid="001b6af5" officeooo:paragraph-rsid="001b6af5" style:font-weight-asian="bold" style:font-weight-complex="bold"/>
    </style:style>
    <style:style style:name="P7" style:family="paragraph" style:parent-style-name="Standard">
      <style:text-properties fo:font-weight="bold" officeooo:rsid="001c358d" officeooo:paragraph-rsid="001c358d" style:font-weight-asian="bold" style:font-weight-complex="bold"/>
    </style:style>
    <style:style style:name="P8" style:family="paragraph" style:parent-style-name="Standard">
      <style:text-properties fo:font-weight="bold" officeooo:rsid="0015aa46" officeooo:paragraph-rsid="001d055f" style:font-weight-asian="bold" style:font-weight-complex="bold"/>
    </style:style>
    <style:style style:name="P9" style:family="paragraph" style:parent-style-name="Standard">
      <style:text-properties fo:font-weight="bold" officeooo:rsid="0015aa46" officeooo:paragraph-rsid="0015aa46" style:font-weight-asian="bold" style:font-weight-complex="bold"/>
    </style:style>
    <style:style style:name="P10" style:family="paragraph" style:parent-style-name="Standard">
      <style:text-properties fo:font-weight="bold" officeooo:rsid="001ef144" officeooo:paragraph-rsid="001ef144" style:font-weight-asian="bold" style:font-weight-complex="bold"/>
    </style:style>
    <style:style style:name="P11" style:family="paragraph" style:parent-style-name="Standard">
      <style:text-properties fo:font-weight="bold" officeooo:rsid="00309240" officeooo:paragraph-rsid="00309240" style:font-weight-asian="bold" style:font-weight-complex="bold"/>
    </style:style>
    <style:style style:name="P12" style:family="paragraph" style:parent-style-name="Standard">
      <style:text-properties fo:font-weight="bold" officeooo:rsid="0031c72f" officeooo:paragraph-rsid="0031c72f" style:font-weight-asian="bold" style:font-weight-complex="bold"/>
    </style:style>
    <style:style style:name="P13" style:family="paragraph" style:parent-style-name="Standard">
      <style:text-properties fo:font-weight="bold" officeooo:rsid="0032b853" officeooo:paragraph-rsid="0032b853" style:font-weight-asian="bold" style:font-weight-complex="bold"/>
    </style:style>
    <style:style style:name="P14" style:family="paragraph" style:parent-style-name="Standard">
      <style:text-properties fo:font-weight="bold" officeooo:rsid="003861ef" officeooo:paragraph-rsid="003861ef" style:font-weight-asian="bold" style:font-weight-complex="bold"/>
    </style:style>
    <style:style style:name="P15" style:family="paragraph" style:parent-style-name="Standard">
      <style:text-properties fo:font-weight="bold" officeooo:rsid="003861ef" officeooo:paragraph-rsid="0019f3a2" style:font-weight-asian="bold" style:font-weight-complex="bold"/>
    </style:style>
    <style:style style:name="P16" style:family="paragraph" style:parent-style-name="Standard">
      <style:text-properties fo:font-weight="bold" officeooo:rsid="0039c581" officeooo:paragraph-rsid="0039c581" style:font-weight-asian="bold" style:font-weight-complex="bold"/>
    </style:style>
    <style:style style:name="P17" style:family="paragraph" style:parent-style-name="Standard">
      <style:text-properties fo:font-weight="bold" officeooo:rsid="0046a36c" officeooo:paragraph-rsid="0038bb08" style:font-weight-asian="bold" style:font-weight-complex="bold"/>
    </style:style>
    <style:style style:name="P18" style:family="paragraph" style:parent-style-name="Standard">
      <style:text-properties fo:font-weight="bold" officeooo:rsid="005245e5" officeooo:paragraph-rsid="005245e5" style:font-weight-asian="bold" style:font-weight-complex="bold"/>
    </style:style>
    <style:style style:name="P19" style:family="paragraph" style:parent-style-name="Standard">
      <style:text-properties fo:font-weight="normal" officeooo:rsid="00179e3e" officeooo:paragraph-rsid="00179e3e" style:font-weight-asian="normal" style:font-weight-complex="normal"/>
    </style:style>
    <style:style style:name="P20" style:family="paragraph" style:parent-style-name="Standard">
      <style:text-properties fo:font-weight="normal" officeooo:rsid="0019f3a2" officeooo:paragraph-rsid="0019f3a2" style:font-weight-asian="normal" style:font-weight-complex="normal"/>
    </style:style>
    <style:style style:name="P21" style:family="paragraph" style:parent-style-name="Standard">
      <style:text-properties fo:font-weight="normal" officeooo:rsid="0019f3a2" officeooo:paragraph-rsid="0038bb08" style:font-weight-asian="normal" style:font-weight-complex="normal"/>
    </style:style>
    <style:style style:name="P22" style:family="paragraph" style:parent-style-name="Standard">
      <style:text-properties fo:font-weight="normal" officeooo:rsid="001b6af5" officeooo:paragraph-rsid="001b6af5" style:font-weight-asian="normal" style:font-weight-complex="normal"/>
    </style:style>
    <style:style style:name="P23" style:family="paragraph" style:parent-style-name="Standard">
      <style:text-properties fo:font-weight="normal" officeooo:rsid="001c358d" officeooo:paragraph-rsid="001c358d" style:font-weight-asian="normal" style:font-weight-complex="normal"/>
    </style:style>
    <style:style style:name="P24" style:family="paragraph" style:parent-style-name="Standard">
      <style:text-properties fo:font-weight="normal" officeooo:rsid="001d055f" officeooo:paragraph-rsid="001d055f" style:font-weight-asian="normal" style:font-weight-complex="normal"/>
    </style:style>
    <style:style style:name="P25" style:family="paragraph" style:parent-style-name="Standard">
      <style:text-properties fo:font-weight="normal" officeooo:rsid="002acc7b" officeooo:paragraph-rsid="004da6cc" style:font-weight-asian="normal" style:font-weight-complex="normal"/>
    </style:style>
    <style:style style:name="P26" style:family="paragraph" style:parent-style-name="Standard">
      <style:text-properties fo:font-weight="normal" officeooo:rsid="002acc7b" officeooo:paragraph-rsid="001ef144" style:font-weight-asian="normal" style:font-weight-complex="normal"/>
    </style:style>
    <style:style style:name="P27" style:family="paragraph" style:parent-style-name="Standard">
      <style:text-properties fo:font-weight="normal" officeooo:rsid="00292b2c" officeooo:paragraph-rsid="001c358d" style:font-weight-asian="normal" style:font-weight-complex="normal"/>
    </style:style>
    <style:style style:name="P28" style:family="paragraph" style:parent-style-name="Standard">
      <style:text-properties fo:font-weight="normal" officeooo:rsid="0031c72f" officeooo:paragraph-rsid="00309240" style:font-weight-asian="normal" style:font-weight-complex="normal"/>
    </style:style>
    <style:style style:name="P29" style:family="paragraph" style:parent-style-name="Standard">
      <style:text-properties fo:font-weight="normal" officeooo:rsid="003318b7" officeooo:paragraph-rsid="003318b7" style:font-weight-asian="normal" style:font-weight-complex="normal"/>
    </style:style>
    <style:style style:name="P30" style:family="paragraph" style:parent-style-name="Standard">
      <style:text-properties fo:font-weight="normal" officeooo:rsid="0032b853" officeooo:paragraph-rsid="0032b853" style:font-weight-asian="normal" style:font-weight-complex="normal"/>
    </style:style>
    <style:style style:name="P31" style:family="paragraph" style:parent-style-name="Standard">
      <style:text-properties fo:font-weight="normal" officeooo:rsid="0035f360" officeooo:paragraph-rsid="0035f360" style:font-weight-asian="normal" style:font-weight-complex="normal"/>
    </style:style>
    <style:style style:name="P32" style:family="paragraph" style:parent-style-name="Standard">
      <style:text-properties fo:font-weight="normal" officeooo:rsid="00361d8d" officeooo:paragraph-rsid="00361d8d" style:font-weight-asian="normal" style:font-weight-complex="normal"/>
    </style:style>
    <style:style style:name="P33" style:family="paragraph" style:parent-style-name="Standard">
      <style:text-properties fo:font-weight="normal" officeooo:rsid="0038bb08" officeooo:paragraph-rsid="0038bb08" style:font-weight-asian="normal" style:font-weight-complex="normal"/>
    </style:style>
    <style:style style:name="P34" style:family="paragraph" style:parent-style-name="Standard">
      <style:text-properties fo:font-weight="normal" officeooo:rsid="0039c581" officeooo:paragraph-rsid="0039c581" style:font-weight-asian="normal" style:font-weight-complex="normal"/>
    </style:style>
    <style:style style:name="P35" style:family="paragraph" style:parent-style-name="Standard">
      <style:text-properties fo:font-weight="normal" officeooo:rsid="0039c581" officeooo:paragraph-rsid="0044cc9a" style:font-weight-asian="normal" style:font-weight-complex="normal"/>
    </style:style>
    <style:style style:name="P36" style:family="paragraph" style:parent-style-name="Standard">
      <style:text-properties fo:font-weight="normal" officeooo:rsid="003e1d6e" officeooo:paragraph-rsid="003e1d6e" style:font-weight-asian="normal" style:font-weight-complex="normal"/>
    </style:style>
    <style:style style:name="P37" style:family="paragraph" style:parent-style-name="Standard">
      <style:text-properties fo:font-weight="normal" officeooo:rsid="003f3c87" officeooo:paragraph-rsid="003f3c87" style:font-weight-asian="normal" style:font-weight-complex="normal"/>
    </style:style>
    <style:style style:name="P38" style:family="paragraph" style:parent-style-name="Standard">
      <style:text-properties fo:font-weight="normal" officeooo:rsid="003861ef" officeooo:paragraph-rsid="003861ef" style:font-weight-asian="normal" style:font-weight-complex="normal"/>
    </style:style>
    <style:style style:name="P39" style:family="paragraph" style:parent-style-name="Standard">
      <style:text-properties fo:font-weight="normal" officeooo:rsid="003861ef" officeooo:paragraph-rsid="0038bb08" style:font-weight-asian="normal" style:font-weight-complex="normal"/>
    </style:style>
    <style:style style:name="P40" style:family="paragraph" style:parent-style-name="Standard">
      <style:text-properties fo:font-weight="normal" officeooo:rsid="0046a36c" officeooo:paragraph-rsid="0046a36c" style:font-weight-asian="normal" style:font-weight-complex="normal"/>
    </style:style>
    <style:style style:name="P41" style:family="paragraph" style:parent-style-name="Standard">
      <style:text-properties fo:font-weight="normal" officeooo:rsid="0046a36c" officeooo:paragraph-rsid="00495506" style:font-weight-asian="normal" style:font-weight-complex="normal"/>
    </style:style>
    <style:style style:name="P42" style:family="paragraph" style:parent-style-name="Standard">
      <style:text-properties fo:font-weight="normal" officeooo:rsid="00481024" officeooo:paragraph-rsid="00481024" style:font-weight-asian="normal" style:font-weight-complex="normal"/>
    </style:style>
    <style:style style:name="P43" style:family="paragraph" style:parent-style-name="Standard">
      <style:text-properties fo:font-weight="normal" officeooo:rsid="00495506" officeooo:paragraph-rsid="00495506" style:font-weight-asian="normal" style:font-weight-complex="normal"/>
    </style:style>
    <style:style style:name="P44" style:family="paragraph" style:parent-style-name="Standard">
      <style:text-properties fo:font-weight="normal" officeooo:rsid="004bae27" officeooo:paragraph-rsid="004bae27" style:font-weight-asian="normal" style:font-weight-complex="normal"/>
    </style:style>
    <style:style style:name="P45" style:family="paragraph" style:parent-style-name="Standard">
      <style:text-properties fo:font-weight="normal" officeooo:rsid="004bae27" officeooo:paragraph-rsid="004cbe35" style:font-weight-asian="normal" style:font-weight-complex="normal"/>
    </style:style>
    <style:style style:name="P46" style:family="paragraph" style:parent-style-name="Standard">
      <style:text-properties fo:font-weight="normal" officeooo:rsid="004cbe35" officeooo:paragraph-rsid="004cbe35" style:font-weight-asian="normal" style:font-weight-complex="normal"/>
    </style:style>
    <style:style style:name="P47" style:family="paragraph" style:parent-style-name="Standard">
      <style:text-properties fo:font-weight="normal" officeooo:rsid="004da6cc" officeooo:paragraph-rsid="004da6cc" style:font-weight-asian="normal" style:font-weight-complex="normal"/>
    </style:style>
    <style:style style:name="P48" style:family="paragraph" style:parent-style-name="Standard">
      <style:text-properties fo:font-weight="normal" officeooo:rsid="005000e9" officeooo:paragraph-rsid="005000e9" style:font-weight-asian="normal" style:font-weight-complex="normal"/>
    </style:style>
    <style:style style:name="P49" style:family="paragraph" style:parent-style-name="Standard">
      <style:text-properties fo:font-weight="normal" officeooo:rsid="005245e5" officeooo:paragraph-rsid="005245e5" style:font-weight-asian="normal" style:font-weight-complex="normal"/>
    </style:style>
    <style:style style:name="P50" style:family="paragraph" style:parent-style-name="Standard">
      <style:text-properties fo:font-weight="normal" officeooo:rsid="005284bc" officeooo:paragraph-rsid="005284bc" style:font-weight-asian="normal" style:font-weight-complex="normal"/>
    </style:style>
    <style:style style:name="P51" style:family="paragraph" style:parent-style-name="Standard">
      <style:text-properties fo:font-weight="normal" officeooo:rsid="00532cd0" officeooo:paragraph-rsid="00532cd0" style:font-weight-asian="normal" style:font-weight-complex="normal"/>
    </style:style>
    <style:style style:name="P52" style:family="paragraph" style:parent-style-name="Standard">
      <style:text-properties officeooo:rsid="00245030" officeooo:paragraph-rsid="001ef144"/>
    </style:style>
    <style:style style:name="P53" style:family="paragraph" style:parent-style-name="Standard">
      <style:text-properties officeooo:rsid="003861ef" officeooo:paragraph-rsid="00179e3e"/>
    </style:style>
    <style:style style:name="P54" style:family="paragraph" style:parent-style-name="Standard">
      <style:text-properties officeooo:rsid="0042d5cc" officeooo:paragraph-rsid="0042d5cc"/>
    </style:style>
    <style:style style:name="P55" style:family="paragraph" style:parent-style-name="Standard">
      <style:text-properties officeooo:rsid="00495506" officeooo:paragraph-rsid="004a620b"/>
    </style:style>
    <style:style style:name="T1" style:family="text">
      <style:text-properties officeooo:rsid="00179e3e"/>
    </style:style>
    <style:style style:name="T2" style:family="text">
      <style:text-properties officeooo:rsid="001b6af5"/>
    </style:style>
    <style:style style:name="T3" style:family="text">
      <style:text-properties officeooo:rsid="001c358d"/>
    </style:style>
    <style:style style:name="T4" style:family="text">
      <style:text-properties officeooo:rsid="001d055f"/>
    </style:style>
    <style:style style:name="T5" style:family="text">
      <style:text-properties officeooo:rsid="00292b2c"/>
    </style:style>
    <style:style style:name="T6" style:family="text">
      <style:text-properties officeooo:rsid="002e1e7b"/>
    </style:style>
    <style:style style:name="T7" style:family="text">
      <style:text-properties officeooo:rsid="0031c72f"/>
    </style:style>
    <style:style style:name="T8" style:family="text">
      <style:text-properties fo:font-weight="normal" style:font-weight-asian="normal" style:font-weight-complex="normal"/>
    </style:style>
    <style:style style:name="T9" style:family="text">
      <style:text-properties fo:font-weight="normal" officeooo:rsid="0032b853" style:font-weight-asian="normal" style:font-weight-complex="normal"/>
    </style:style>
    <style:style style:name="T10" style:family="text">
      <style:text-properties fo:font-weight="normal" officeooo:rsid="003318b7" style:font-weight-asian="normal" style:font-weight-complex="normal"/>
    </style:style>
    <style:style style:name="T11" style:family="text">
      <style:text-properties fo:font-weight="normal" officeooo:rsid="00348321" style:font-weight-asian="normal" style:font-weight-complex="normal"/>
    </style:style>
    <style:style style:name="T12" style:family="text">
      <style:text-properties officeooo:rsid="0038bb08"/>
    </style:style>
    <style:style style:name="T13" style:family="text">
      <style:text-properties officeooo:rsid="003b6282"/>
    </style:style>
    <style:style style:name="T14" style:family="text">
      <style:text-properties officeooo:rsid="003c224c"/>
    </style:style>
    <style:style style:name="T15" style:family="text">
      <style:text-properties officeooo:rsid="0040e462"/>
    </style:style>
    <style:style style:name="T16" style:family="text">
      <style:text-properties officeooo:rsid="0042d5cc"/>
    </style:style>
    <style:style style:name="T17" style:family="text">
      <style:text-properties officeooo:rsid="0044cc9a"/>
    </style:style>
    <style:style style:name="T18" style:family="text">
      <style:text-properties officeooo:rsid="00481024"/>
    </style:style>
    <style:style style:name="T19" style:family="text">
      <style:text-properties officeooo:rsid="00495506"/>
    </style:style>
    <style:style style:name="T20" style:family="text">
      <style:text-properties officeooo:rsid="004a620b"/>
    </style:style>
    <style:style style:name="T21" style:family="text">
      <style:text-properties officeooo:rsid="003861ef"/>
    </style:style>
    <style:style style:name="T22" style:family="text">
      <style:text-properties officeooo:rsid="004cbe35"/>
    </style:style>
    <style:style style:name="T23" style:family="text">
      <style:text-properties style:text-position="0% 100%" officeooo:rsid="004cbe35"/>
    </style:style>
    <style:style style:name="T24" style:family="text">
      <style:text-properties officeooo:rsid="004da6cc"/>
    </style:style>
    <style:style style:name="T25" style:family="text">
      <style:text-properties officeooo:rsid="002acc7b"/>
    </style:style>
    <style:style style:name="T26" style:family="text">
      <style:text-properties style:text-position="super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Exploring Floating point numbers.</text:p>
      <text:p text:style-name="P49"/>
      <text:p text:style-name="P49">The following projects each explore a single aspect of floating point number theory.</text:p>
      <text:p text:style-name="P49"/>
      <text:p text:style-name="P49">1<text:tab/>Entry of real numbers (i.e. 7.88), their conversion to binary and back to decimal.</text:p>
      <text:p text:style-name="P49">2<text:tab/>Converting a real number to floating point format</text:p>
      <text:p text:style-name="P49">3<text:tab/>Division and multiplication of floating point numbers</text:p>
      <text:p text:style-name="P49">4<text:tab/>Dealing with scientific numbers <text:s/>(i.e. 7.88 x 10<text:span text:style-name="T26">-8</text:span>).</text:p>
      <text:p text:style-name="P50">5<text:tab/>Addition and subtraction of floating point numbers</text:p>
      <text:p text:style-name="P51">6<text:tab/>More complex procedures</text:p>
      <text:p text:style-name="P51"/>
      <text:p text:style-name="P51">The purpose of these projects is to illustrate the steps involved in building and using floating point numbers. However there is no intention to describe how these steps are actually implemented in C. <text:s text:c="2"/></text:p>
      <text:p text:style-name="P9"/>
      <text:p text:style-name="P9"/>
      <text:p text:style-name="P2"/>
      <text:p text:style-name="P2">In C a floating point number has a very definite format. <text:s text:c="2"/><text:span text:style-name="T1">To start with i</text:span>t might be better to refer to integer and non-integer numbers <text:span text:style-name="T16">also known as real numbers</text:span>.</text:p>
      <text:p text:style-name="P2"/>
      <text:p text:style-name="P8"><text:span text:style-name="T16">Real</text:span> number<text:span text:style-name="T4">s</text:span></text:p>
      <text:p text:style-name="P2"/>
      <text:p text:style-name="P2">An example of a <text:span text:style-name="T16">real</text:span> number <text:span text:style-name="T16">in binary format </text:span>is 111.111</text:p>
      <text:p text:style-name="P2"/>
      <text:p text:style-name="P2">The integer part 111 is decimal seven (4 <text:span text:style-name="T24">+ 2 + 1</text:span>)</text:p>
      <text:p text:style-name="P2"/>
      <text:p text:style-name="P2">The non integer part 0.111 is 0.5 + 0.25 + 0.125 = <text:s/>0.875</text:p>
      <text:p text:style-name="P2"/>
      <text:p text:style-name="P2">Therefore 111.111 equals 7.875 </text:p>
      <text:p text:style-name="P2"/>
      <text:p text:style-name="P2"><text:span text:style-name="T16">Real binary</text:span> numbers can be shifted right and left in exactly the same way the integer numbers can.</text:p>
      <text:p text:style-name="P2">Shifting one place to the left multiplies the number by 2.</text:p>
      <text:p text:style-name="P2">Shifting one place to the right divides it by 2.</text:p>
      <text:p text:style-name="P2"/>
      <text:p text:style-name="P3">We can therefore multiply 111.111 by 8 to get 111111 = 63</text:p>
      <text:p text:style-name="P3"><text:span text:style-name="T4">and</text:span> say that 111.111 = 111111 divided by 8 = 63/8 = 7.875</text:p>
      <text:p text:style-name="P53"/>
      <text:p text:style-name="P54">In a similar way we can say 111.111 = 0.111111 x 8</text:p>
      <text:p text:style-name="P54">equals (0.5 + 0.25 + 0.125 + 0.0625 + 0.03125 + 0.015625) x 8 = 0.9843754 x 8 = 7.875</text:p>
      <text:p text:style-name="P54"/>
      <text:p text:style-name="P55">Note: In the number 7.875, 7 <text:span text:style-name="T20">(binary 111) is</text:span> referred to as <text:span text:style-name="T20">its</text:span> LHS.</text:p>
      <text:p text:style-name="P55">.875 <text:span text:style-name="T20">(binary .111) is referred to </text:span>as its RHS.</text:p>
      <text:p text:style-name="P3"/>
      <text:p text:style-name="P5">Converting a fraction to <text:span text:style-name="T3">decimal or </text:span>binary </text:p>
      <text:p text:style-name="P5"/>
      <text:p text:style-name="P23">A slight digression is required before going any further</text:p>
      <text:p text:style-name="P19"/>
      <text:p text:style-name="P19">Consider the fraction A/B where B &gt; A.</text:p>
      <text:p text:style-name="P20">To convert this to <text:span text:style-name="T3">decimal</text:span> we <text:span text:style-name="T5">use a loop containing</text:span> two lines of integer arithmetic. <text:s text:c="2"/></text:p>
      <text:p text:style-name="P20"/>
      <text:p text:style-name="P20">The first line calculates <text:span text:style-name="T3">(10 x A) /B </text:span>which gives<text:span text:style-name="T1"> an answer between 0 and 9</text:span></text:p>
      <text:p text:style-name="P20"><text:soft-page-break/>The second line calculates the remainder of th<text:span text:style-name="T6">is</text:span> sum which is (<text:span text:style-name="T4">10</text:span> x A)%B</text:p>
      <text:p text:style-name="P20">The first line is then repeated, however this time A is replaced by the remainder just calculated.</text:p>
      <text:p text:style-name="P20"/>
      <text:p text:style-name="P24">For binary conversion we replace the 10 by 2 and the division always gives a result of 0 or 1</text:p>
      <text:p text:style-name="P20"/>
      <text:p text:style-name="P6">Decimal to binary conversion</text:p>
      <text:p text:style-name="P20"/>
      <text:p text:style-name="P33">Consider the number 7.875. <text:s/>We can process the <text:span text:style-name="T20">LHS</text:span> using familiar integer conversion. <text:s/>For the <text:span text:style-name="T20">RHS</text:span> we use the <text:span text:style-name="T2">fraction to binary routine.</text:span></text:p>
      <text:p text:style-name="P22"/>
      <text:p text:style-name="P20">Consider 0.875: <text:s/><text:span text:style-name="T5">It</text:span> is equal to <text:span text:style-name="T12">the fraction </text:span>875/1000 <text:span text:style-name="T20">where 1000 is known as the denominator</text:span></text:p>
      <text:p text:style-name="P20">The first bit on the RHS of the binary point is 2 x 875/1000 = 1750/1000 <text:tab/> 1</text:p>
      <text:p text:style-name="P20">This sum generates a remainder of 750</text:p>
      <text:p text:style-name="P20">(750 x 2) /1000 is 1 remainder 500 and therefore the second bit is also 1</text:p>
      <text:p text:style-name="P20">(500 x 2)/1000 is 1 remainder zero. Therefore the third and final bit is also 1</text:p>
      <text:p text:style-name="P20"/>
      <text:p text:style-name="P20"><text:span text:style-name="T2">And we </text:span>get 0.875 = 0.111 in binary.</text:p>
      <text:p text:style-name="P48">Note: 875 are referred to as decimal places and 111 as binary places.</text:p>
      <text:p text:style-name="P20"/>
      <text:p text:style-name="P20"/>
      <text:p text:style-name="P16">Setting the number of significant <text:span text:style-name="T13">bits</text:span></text:p>
      <text:p text:style-name="P20"/>
      <text:p text:style-name="P35">The number 7.875 has 3 <text:span text:style-name="T14">decimal </text:span>digits <text:span text:style-name="T17">following the decimal point.</text:span></text:p>
      <text:p text:style-name="P35"><text:span text:style-name="T17">It also has 3 bits following the binary point</text:span>.</text:p>
      <text:p text:style-name="P36">However the number of <text:span text:style-name="T17">these</text:span> bits will vary greatly and it may be necessary to limit them.</text:p>
      <text:p text:style-name="P34"/>
      <text:p text:style-name="P34">Consider the number 7.877. This is equal to 111.bbbbbbbbbbbbbbb.</text:p>
      <text:p text:style-name="P36">The fraction to binary routine generates one bit for each division.</text:p>
      <text:p text:style-name="P36">We therefore set the number of divisions to the number of significant bits for which there is space.</text:p>
      <text:p text:style-name="P36"/>
      <text:p text:style-name="P37">The floating point format allows 24 bits for the real number.</text:p>
      <text:p text:style-name="P37">The number 7.875 requires 3 bits for the integer part.</text:p>
      <text:p text:style-name="P37">When calling the fraction to binary routine we specify that 21 divisions are required and 0.875 is converted to binary 0.11100000000000000000000<text:span text:style-name="T15">0</text:span> </text:p>
      <text:p text:style-name="P34"/>
      <text:p text:style-name="P15"/>
      <text:p text:style-name="P17">Assembling a floating point number (FPN)</text:p>
      <text:p text:style-name="P39"/>
      <text:p text:style-name="P44">The bits in our <text:span text:style-name="T22">s</text:span>ample number 111.111 with be shifted to 1.11111 <text:span text:style-name="T23">and the exponent will be set to 2</text:span><text:span text:style-name="T21">. The single 1 on the LHS of the binary point will not be saved since it is always present. <text:s/>Lagging zeros will be added to the RHS of the binary point until 23 bits are occupied as shown below:</text:span></text:p>
      <text:p text:style-name="P45"><text:tab/></text:p>
      <text:p text:style-name="P46"><text:tab/>11111000000000000000000</text:p>
      <text:p text:style-name="P39"/>
      <text:p text:style-name="P46">The steps required to achieve this are as follows:</text:p>
      <text:p text:style-name="P40"/>
      <text:p text:style-name="P42">Convert the integer part of the real number to binary and save it <text:span text:style-name="T19">as a</text:span> long <text:span text:style-name="T19">integer</text:span></text:p>
      <text:p text:style-name="P41">Determine the length <text:span text:style-name="T18">(n) </text:span>of <text:span text:style-name="T19">this integer</text:span></text:p>
      <text:p text:style-name="P43">Shift <text:span text:style-name="T20">the integer</text:span> by (24 - n) bits <text:span text:style-name="T18">so that </text:span>its<text:span text:style-name="T18"> MSB occupie</text:span>s<text:span text:style-name="T18"> bit 23</text:span></text:p>
      <text:p text:style-name="P43">Convert the RHS of the real number to a long integer</text:p>
      <text:p text:style-name="P44"><text:soft-page-break/>Perform the decimal to binary conversion repeating the division process (24 – n) times</text:p>
      <text:p text:style-name="P44">The LHS and RHS of the binary number can now be combined using the OR function</text:p>
      <text:p text:style-name="P46"/>
      <text:p text:style-name="P46">Note: As can be seem from the sample number the exponent is given by n – 1. </text:p>
      <text:p text:style-name="P44"/>
      <text:p text:style-name="P47">Bits 23 to 31 are used for the exponent. <text:span text:style-name="T25">127 is added to </text:span>it<text:span text:style-name="T25"> before it is saved. An exponent of 2 is therefore saved as 129. Similarly other exponents are saved as follows:</text:span></text:p>
      <text:p text:style-name="P25"/>
      <text:p text:style-name="P25"><text:tab/>-126<text:tab/>as <text:tab/>1</text:p>
      <text:p text:style-name="P25"><text:tab/>0 <text:tab/>as <text:tab/>127</text:p>
      <text:p text:style-name="P25"><text:tab/>+127 <text:tab/>as <text:tab/>254</text:p>
      <text:p text:style-name="P25"/>
      <text:p text:style-name="P25">This arrangement allows zero and 255 (all ones) to be reserved for underflow and overflow (to be discussed later).</text:p>
      <text:p text:style-name="P25"/>
      <text:p text:style-name="P47">Note: Bit 23 (the single 1) on the LHS of the binary point is over written by the exponent.</text:p>
      <text:p text:style-name="P21"/>
      <text:p text:style-name="P21"/>
      <text:p text:style-name="P20"/>
      <text:p text:style-name="P7">Binary to decimal conversion</text:p>
      <text:p text:style-name="P23"/>
      <text:p text:style-name="P23">Consider the binary number 0.111</text:p>
      <text:p text:style-name="P23">We can shift this to the LHS o<text:span text:style-name="T4">f</text:span> the binary point without changing its value provided we remember to divide the result by 8.</text:p>
      <text:p text:style-name="P23">Therefore 0.111 = binary 111 divided by 8 which equals 7/8</text:p>
      <text:p text:style-name="P23"/>
      <text:p text:style-name="P23">This is converted to decimal using a fraction to decimal routine <text:span text:style-name="T4">as shown below:</text:span></text:p>
      <text:p text:style-name="P23"/>
      <text:p text:style-name="P27">We start with 7/8</text:p>
      <text:p text:style-name="P23">70/8 is 8 remainder 6</text:p>
      <text:p text:style-name="P23">60/8 is 7 remainder 4</text:p>
      <text:p text:style-name="P23">40/8 is 5 remainder zero</text:p>
      <text:p text:style-name="P23">We therefore get 7/<text:span text:style-name="T4">8</text:span> = 0.875</text:p>
      <text:p text:style-name="P4"/>
      <text:p text:style-name="P10"/>
      <text:p text:style-name="P14"/>
      <text:p text:style-name="P38"/>
      <text:p text:style-name="P33"/>
      <text:p text:style-name="P10"/>
      <text:p text:style-name="P10"/>
      <text:p text:style-name="P10"/>
      <text:p text:style-name="P10"/>
      <text:p text:style-name="P26"/>
      <text:p text:style-name="P11">A first sketch: <text:span text:style-name="T7">Non-integer number IO (input and output) </text:span></text:p>
      <text:p text:style-name="P28"/>
      <text:p text:style-name="P29">Reads a string containing decimal characters such as 7.875.</text:p>
      <text:p text:style-name="P12"><text:span text:style-name="T10">Converts the</text:span><text:span text:style-name="T11">m</text:span><text:span text:style-name="T10"> </text:span><text:span text:style-name="T9">to a binary </text:span><text:span text:style-name="T10">number </text:span><text:span text:style-name="T9">as described above</text:span></text:p>
      <text:p text:style-name="P13"><text:span text:style-name="T8">Reconverts the binary form back to </text:span><text:span text:style-name="T10">a </text:span><text:span text:style-name="T8">decimal </text:span><text:span text:style-name="T10">string and saves it</text:span><text:span text:style-name="T8">.</text:span></text:p>
      <text:p text:style-name="P30">Checks for any errors resulting from this process</text:p>
      <text:p text:style-name="P30"/>
      <text:p text:style-name="P13"><text:soft-page-break/><text:span text:style-name="T8">Of course subroutines are also required to input data </text:span><text:span text:style-name="T10">strings </text:span><text:span text:style-name="T8">from the PC keyboard and output </text:span><text:span text:style-name="T10">them </text:span><text:span text:style-name="T8">to the screen. <text:s/>To avoid confusion these are not part of the sketch but are placed in a separate C file. </text:span></text:p>
      <text:p text:style-name="P30"/>
      <text:p text:style-name="P31">String from KBD</text:p>
      <text:p text:style-name="P31">Separate out RHS side and convert to binary</text:p>
      <text:p text:style-name="P32">Separate out LHS </text:p>
      <text:p text:style-name="P10"/>
      <text:p text:style-name="P10"/>
      <text:p text:style-name="P10"/>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2c548b" officeooo:paragraph-rsid="002c548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9T14:41:43.439000000</meta:creation-date>
    <meta:generator>LibreOffice/6.2.8.2$Windows_X86_64 LibreOffice_project/f82ddfca21ebc1e222a662a32b25c0c9d20169ee</meta:generator>
    <dc:date>2021-06-03T08:44:11.312000000</dc:date>
    <meta:editing-duration>PT4H58M1S</meta:editing-duration>
    <meta:editing-cycles>33</meta:editing-cycles>
    <meta:document-statistic meta:table-count="0" meta:image-count="0" meta:object-count="0" meta:page-count="4" meta:paragraph-count="89" meta:word-count="1078" meta:character-count="5791" meta:non-whitespace-character-count="4765"/>
  </office:meta>
</office:document-meta>
</file>